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Standard">
      <style:paragraph-properties fo:margin-left="0cm" fo:margin-right="0cm" fo:text-align="justify" style:justify-single-word="false" fo:text-indent="0.499cm" style:auto-text-indent="false"/>
    </style:style>
    <style:style style:name="P154" style:family="paragraph" style:parent-style-name="Heading_20_1">
      <style:paragraph-properties fo:margin-left="0cm" fo:margin-right="0cm" fo:text-align="center" style:justify-single-word="false" fo:text-indent="0.499cm"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P15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style>
    <style:style style:name="P16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3"/>
      <text:h text:style-name="P155"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5"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6843021441449528137" text:style-name="L1">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8"><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5"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57"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з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5"/>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08"/>
      <text:p text:style-name="P108">Я с удивлением повернулся к притихшей Флаттершай.</text:p>
      <text:p text:style-name="P108">– А как?</text:p>
      <text:p text:style-name="P108"/>
      <text:p text:style-name="P108">Девушка обхватила себя руками, как будто от холода. Я еле различал её полушёпот.</text:p>
      <text:p text:style-name="P108"/>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не знал. Не уходи. Нам нельзя ссориться.</text:p>
      <text:p text:style-name="P103"><text:soft-page-break/>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1"><text:span text:style-name="T1">– Понимаю. Надо продержаться до отбытия. Потом всё наладится.</text:span></text:p>
      <text:p text:style-name="P1"><text:span text:style-name="T1">– Што ты решил, Анон? Когда мы будем возвращаться?</text:span></text:p>
      <text:p text:style-name="P1"><text:span text:style-name="T1">Я пожал плечами.</text:span></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Я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3"/>
      <text:p text:style-name="P1"/>
      <text:p text:style-name="P1"><text:soft-page-break/>– Если только <text:span text:style-name="T1">она</text:span> действительно принцесса. – пробормотала Эпплджек. – И если…</text:p>
      <text:p text:style-name="P1"/>
      <text:p text:style-name="P97">Лицо Эпплджек исказила гримаса ужаса, она прижала ладони к лицу и крикнула:</text:p>
      <text:p text:style-name="P97">–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soft-page-break/>…</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text:soft-page-break/></text:p>
      <text:p text:style-name="P1">Впрочем, что это ты, ТОГО узнавания и не должно быть. Они же НИЧЕГО не помнят, Анон!</text:p>
      <text:p text:style-name="P1"/>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text:soft-page-break/>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text:soft-page-break/>–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й круп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text:soft-page-break/>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text:soft-page-break/>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text:soft-page-break/>–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text:soft-page-break/>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oft-page-break/><text:span text:style-name="T26">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text:soft-page-break/>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5" text:outline-level="2">2<text:span text:style-name="T1">9</text:span>. <text:span text:style-name="T1">Назад в Эквестрию</text:span></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text:soft-page-break/>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oft-page-break/><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text:soft-page-break/>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text:soft-page-break/>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soft-page-break/>…</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text:soft-page-break/>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oft-page-break/><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text:soft-page-break/>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text:soft-page-break/>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oft-page-break/>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text:soft-page-break/>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text:soft-page-break/></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text:soft-page-break/>–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oft-page-break/><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text:soft-page-break/></text:p>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text:soft-page-break/>–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text:soft-page-break/></text:p>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03T00:41:33.79</dc:date>
    <meta:editing-duration>P164DT15H56M32S</meta:editing-duration>
    <meta:editing-cycles>10519</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2" meta:paragraph-count="5053" meta:word-count="110212" meta:character-count="700714"/>
  </office:meta>
</office:document-meta>
</file>